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! Hier kommt dein ausführlicher, gut kommentierter Lernzettel zum Python-Modul <text:span text:style-name="Strong_20_Emphasis"><text:span text:style-name="Source_20_Text">smtplib</text:span></text:span> – zum <text:span text:style-name="Strong_20_Emphasis">E-Mails versenden</text:span> per SMTP, Schritt für Schritt erklärt und praxisnah.</text:p>
      <text:p text:style-name="Horizontal_20_Line"/>
      <text:h text:style-name="Heading_20_1" text:outline-level="1">Lernzettel: Python-Modul <text:span text:style-name="Source_20_Text">smtplib</text:span></text:h>
      <text:p text:style-name="Horizontal_20_Line"/>
      <text:h text:style-name="Heading_20_2" text:outline-level="2">1. Was ist <text:span text:style-name="Source_20_Text">smtplib</text:span>?</text:h>
      <text:list text:style-name="L1">
        <text:list-item>
          <text:p text:style-name="P2"><text:span text:style-name="Source_20_Text">smtplib</text:span> ist das Standardmodul, um mit Python <text:span text:style-name="Strong_20_Emphasis">E-Mails über SMTP-Server zu verschicken</text:span>.</text:p>
        </text:list-item>
        <text:list-item>
          <text:p text:style-name="P2">SMTP = Simple Mail Transfer Protocol – das Standardprotokoll für E-Mail-Versand.</text:p>
        </text:list-item>
        <text:list-item>
          <text:p text:style-name="P2">Du kannst damit dich bei einem SMTP-Server anmelden, E-Mails senden und die Verbindung schließen.</text:p>
        </text:list-item>
      </text:list>
      <text:p text:style-name="Horizontal_20_Line"/>
      <text:h text:style-name="Heading_20_2" text:outline-level="2">2. Grundprinzip: SMTP-Verbindung aufbauen</text:h>
      <text:list text:style-name="L2">
        <text:list-item>
          <text:p text:style-name="P3">Zuerst verbindest du dich mit dem SMTP-Server (z.B. von Gmail, deinem Mailprovider).</text:p>
        </text:list-item>
        <text:list-item>
          <text:p text:style-name="P3">Dann meldest du dich an (Login), falls nötig.</text:p>
        </text:list-item>
        <text:list-item>
          <text:p text:style-name="P3">Danach sendest du die E-Mail.</text:p>
        </text:list-item>
        <text:list-item>
          <text:p text:style-name="P3">Am Ende schließt du die Verbindung.</text:p>
        </text:list-item>
      </text:list>
      <text:p text:style-name="Horizontal_20_Line"/>
      <text:h text:style-name="Heading_20_2" text:outline-level="2">3. Einfaches Beispiel: E-Mail senden</text:h>
      <text:p text:style-name="Preformatted_20_Text"><text:span text:style-name="Source_20_Text">import smtplib</text:span></text:p>
      <text:p text:style-name="Preformatted_20_Text"/>
      <text:p text:style-name="Preformatted_20_Text"><text:span text:style-name="Source_20_Text"># SMTP-Server-Daten</text:span></text:p>
      <text:p text:style-name="Preformatted_20_Text"><text:span text:style-name="Source_20_Text">smtp_server = "smtp.example.com"</text:span></text:p>
      <text:p text:style-name="Preformatted_20_Text"><text:span text:style-name="Source_20_Text">smtp_port = 587 <text:s/># 587 für TLS, 465 für SSL</text:span></text:p>
      <text:p text:style-name="Preformatted_20_Text"/>
      <text:p text:style-name="Preformatted_20_Text"><text:span text:style-name="Source_20_Text"># Zugangsdaten</text:span></text:p>
      <text:p text:style-name="Preformatted_20_Text"><text:span text:style-name="Source_20_Text">username = "deine_email@example.com"</text:span></text:p>
      <text:p text:style-name="Preformatted_20_Text"><text:span text:style-name="Source_20_Text">password = "dein_passwort"</text:span></text:p>
      <text:p text:style-name="Preformatted_20_Text"/>
      <text:p text:style-name="Preformatted_20_Text"><text:span text:style-name="Source_20_Text"># Nachricht (einfacher Text)</text:span></text:p>
      <text:p text:style-name="Preformatted_20_Text"><text:span text:style-name="Source_20_Text">message = """\</text:span></text:p>
      <text:p text:style-name="Preformatted_20_Text"><text:span text:style-name="Source_20_Text">From: deine_email@example.com</text:span></text:p>
      <text:p text:style-name="Preformatted_20_Text"><text:span text:style-name="Source_20_Text">To: empfaenger@example.com</text:span></text:p>
      <text:p text:style-name="Preformatted_20_Text"><text:span text:style-name="Source_20_Text">Subject: Test E-Mail</text:span></text:p>
      <text:p text:style-name="Preformatted_20_Text"/>
      <text:p text:style-name="Preformatted_20_Text"><text:span text:style-name="Source_20_Text">Hallo,</text:span></text:p>
      <text:p text:style-name="Preformatted_20_Text"><text:span text:style-name="Source_20_Text">das ist eine Test-E-Mail von Python!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 Verbindung aufbauen</text:span></text:p>
      <text:p text:style-name="Preformatted_20_Text"><text:span text:style-name="Source_20_Text">server = smtplib.SMTP(smtp_server, smtp_port)</text:span></text:p>
      <text:p text:style-name="Preformatted_20_Text"><text:soft-page-break/><text:span text:style-name="Source_20_Text">server.starttls() <text:s/># TLS-Verschlüsselung starten</text:span></text:p>
      <text:p text:style-name="Preformatted_20_Text"><text:span text:style-name="Source_20_Text">server.login(username, password) <text:s/># Login</text:span></text:p>
      <text:p text:style-name="Preformatted_20_Text"/>
      <text:p text:style-name="Preformatted_20_Text"><text:span text:style-name="Source_20_Text"># Mail senden</text:span></text:p>
      <text:p text:style-name="Preformatted_20_Text"><text:span text:style-name="Source_20_Text">server.sendmail(username, "empfaenger@example.com", message)</text:span></text:p>
      <text:p text:style-name="Preformatted_20_Text"/>
      <text:p text:style-name="Preformatted_20_Text"><text:span text:style-name="Source_20_Text"># Verbindung beenden</text:span></text:p>
      <text:p text:style-name="P1"><text:span text:style-name="Source_20_Text">server.quit()</text:span></text:p>
      <text:p text:style-name="Text_20_body"><text:span text:style-name="Strong_20_Emphasis">Erklärung:</text:span></text:p>
      <text:list text:style-name="L3">
        <text:list-item>
          <text:p text:style-name="P4"><text:span text:style-name="Source_20_Text">SMTP()</text:span> baut die Verbindung zum Server auf.</text:p>
        </text:list-item>
        <text:list-item>
          <text:p text:style-name="P4"><text:span text:style-name="Source_20_Text">starttls()</text:span> verschlüsselt die Verbindung (wichtig!).</text:p>
        </text:list-item>
        <text:list-item>
          <text:p text:style-name="P4"><text:span text:style-name="Source_20_Text">login()</text:span> authentifiziert dich.</text:p>
        </text:list-item>
        <text:list-item>
          <text:p text:style-name="P4"><text:span text:style-name="Source_20_Text">sendmail()</text:span> sendet die Mail: Absender, Empfänger, Nachricht als String.</text:p>
        </text:list-item>
        <text:list-item>
          <text:p text:style-name="P4"><text:span text:style-name="Source_20_Text">quit()</text:span> beendet die Sitzung sauber.</text:p>
        </text:list-item>
      </text:list>
      <text:p text:style-name="Horizontal_20_Line"/>
      <text:h text:style-name="Heading_20_2" text:outline-level="2">4. Wichtige Parameter von <text:span text:style-name="Source_20_Text">sendmail()</text:span></text:h>
      <text:p text:style-name="P1"><text:span text:style-name="Source_20_Text">sendmail(from_addr, to_addrs, msg, mail_options=(), rcpt_options=())</text:span></text:p>
      <text:list text:style-name="L4">
        <text:list-item>
          <text:p text:style-name="P5"><text:span text:style-name="Source_20_Text">from_addr</text:span>: Absenderadresse</text:p>
        </text:list-item>
        <text:list-item>
          <text:p text:style-name="P5"><text:span text:style-name="Source_20_Text">to_addrs</text:span>: Empfänger, kann eine einzelne Adresse oder Liste sein</text:p>
        </text:list-item>
        <text:list-item>
          <text:p text:style-name="P5"><text:span text:style-name="Source_20_Text">msg</text:span>: komplette E-Mail als String (inkl. Header und Body)</text:p>
        </text:list-item>
        <text:list-item>
          <text:p text:style-name="P5"><text:span text:style-name="Source_20_Text">mail_options</text:span>, <text:span text:style-name="Source_20_Text">rcpt_options</text:span>: selten gebraucht (für spezielle SMTP-Optionen)</text:p>
        </text:list-item>
      </text:list>
      <text:p text:style-name="Horizontal_20_Line"/>
      <text:h text:style-name="Heading_20_2" text:outline-level="2">5. E-Mail mit <text:span text:style-name="Source_20_Text">email.message.EmailMessage</text:span> schicken</text:h>
      <text:p text:style-name="Text_20_body">Moderne Mails baust du besser mit <text:span text:style-name="Source_20_Text">email.message.EmailMessage</text:span> und schickst die mit <text:span text:style-name="Source_20_Text">smtplib</text:span>:</text:p>
      <text:p text:style-name="Preformatted_20_Text"><text:span text:style-name="Source_20_Text">import smtplib</text:span></text:p>
      <text:p text:style-name="Preformatted_20_Text"><text:span text:style-name="Source_20_Text">from email.message import EmailMessage</text:span></text:p>
      <text:p text:style-name="Preformatted_20_Text"/>
      <text:p text:style-name="Preformatted_20_Text"><text:span text:style-name="Source_20_Text">msg = EmailMessage()</text:span></text:p>
      <text:p text:style-name="Preformatted_20_Text"><text:span text:style-name="Source_20_Text">msg['From'] = "deine_email@example.com"</text:span></text:p>
      <text:p text:style-name="Preformatted_20_Text"><text:span text:style-name="Source_20_Text">msg['To'] = "empfaenger@example.com"</text:span></text:p>
      <text:p text:style-name="Preformatted_20_Text"><text:span text:style-name="Source_20_Text">msg['Subject'] = "Test mit EmailMessage"</text:span></text:p>
      <text:p text:style-name="Preformatted_20_Text"><text:span text:style-name="Source_20_Text">msg.set_content("Hallo, das ist eine Mail mit EmailMessage!")</text:span></text:p>
      <text:p text:style-name="Preformatted_20_Text"/>
      <text:p text:style-name="Preformatted_20_Text"><text:span text:style-name="Source_20_Text">with smtplib.SMTP("smtp.example.com", 587) as server:</text:span></text:p>
      <text:p text:style-name="Preformatted_20_Text"><text:span text:style-name="Source_20_Text"><text:s text:c="4"/>server.starttls()</text:span></text:p>
      <text:p text:style-name="Preformatted_20_Text"><text:span text:style-name="Source_20_Text"><text:s text:c="4"/>server.login("deine_email@example.com", "dein_passwort")</text:span></text:p>
      <text:p text:style-name="P1"><text:span text:style-name="Source_20_Text"><text:s text:c="4"/>server.send_message(msg)</text:span></text:p>
      <text:p text:style-name="Text_20_body"><text:span text:style-name="Strong_20_Emphasis">Erklärung:</text:span></text:p>
      <text:list text:style-name="L5">
        <text:list-item>
          <text:p text:style-name="P6"><text:span text:style-name="Source_20_Text">send_message()</text:span> nimmt direkt ein <text:span text:style-name="Source_20_Text">EmailMessage</text:span>-Objekt.</text:p>
        </text:list-item>
        <text:list-item>
          <text:p text:style-name="P6"><text:soft-page-break/>Die Verbindung wird mit <text:span text:style-name="Source_20_Text">with</text:span> automatisch geschlossen.</text:p>
        </text:list-item>
      </text:list>
      <text:p text:style-name="Horizontal_20_Line"/>
      <text:h text:style-name="Heading_20_2" text:outline-level="2">6. SSL statt TLS</text:h>
      <text:p text:style-name="Text_20_body">Manche SMTP-Server verlangen SSL (Port 465). Dann nutzt du <text:span text:style-name="Source_20_Text">smtplib.SMTP_SSL</text:span>:</text:p>
      <text:p text:style-name="Preformatted_20_Text"><text:span text:style-name="Source_20_Text">import smtplib</text:span></text:p>
      <text:p text:style-name="Preformatted_20_Text"/>
      <text:p text:style-name="Preformatted_20_Text"><text:span text:style-name="Source_20_Text">with smtplib.SMTP_SSL("smtp.example.com", 465) as server:</text:span></text:p>
      <text:p text:style-name="Preformatted_20_Text"><text:span text:style-name="Source_20_Text"><text:s text:c="4"/>server.login("deine_email@example.com", "dein_passwort")</text:span></text:p>
      <text:p text:style-name="P1"><text:span text:style-name="Source_20_Text"><text:s text:c="4"/>server.sendmail("deine_email@example.com", "empfaenger@example.com", message)</text:span></text:p>
      <text:p text:style-name="Horizontal_20_Line"/>
      <text:h text:style-name="Heading_20_2" text:outline-level="2">7. Mehrere Empfänger senden</text:h>
      <text:p text:style-name="Preformatted_20_Text"><text:span text:style-name="Source_20_Text">to_emails = ["user1@example.com", "user2@example.com"]</text:span></text:p>
      <text:p text:style-name="P1"><text:span text:style-name="Source_20_Text">server.sendmail("deine_email@example.com", to_emails, message)</text:span></text:p>
      <text:p text:style-name="Text_20_body">Alle bekommen die Mail.</text:p>
      <text:p text:style-name="Horizontal_20_Line"/>
      <text:h text:style-name="Heading_20_2" text:outline-level="2">8. Fehlerbehandlung</text:h>
      <text:p text:style-name="Text_20_body">Es lohnt sich, die Verbindung mit <text:span text:style-name="Source_20_Text">try/except</text:span> abzusichern:</text:p>
      <text:p text:style-name="Preformatted_20_Text"><text:span text:style-name="Source_20_Text">try:</text:span></text:p>
      <text:p text:style-name="Preformatted_20_Text"><text:span text:style-name="Source_20_Text"><text:s text:c="4"/>with smtplib.SMTP("smtp.example.com", 587) as server:</text:span></text:p>
      <text:p text:style-name="Preformatted_20_Text"><text:span text:style-name="Source_20_Text"><text:s text:c="8"/>server.starttls()</text:span></text:p>
      <text:p text:style-name="Preformatted_20_Text"><text:span text:style-name="Source_20_Text"><text:s text:c="8"/>server.login(username, password)</text:span></text:p>
      <text:p text:style-name="Preformatted_20_Text"><text:span text:style-name="Source_20_Text"><text:s text:c="8"/>server.send_message(msg)</text:span></text:p>
      <text:p text:style-name="Preformatted_20_Text"><text:span text:style-name="Source_20_Text">except Exception as e:</text:span></text:p>
      <text:p text:style-name="P1"><text:span text:style-name="Source_20_Text"><text:s text:c="4"/>print("Fehler beim Senden:", e)</text:span></text:p>
      <text:p text:style-name="Horizontal_20_Line"/>
      <text:h text:style-name="Heading_20_2" text:outline-level="2">9. Zusammenfassung</text:h>
      <text:list text:style-name="L6">
        <text:list-item>
          <text:p text:style-name="P7"><text:span text:style-name="Source_20_Text">smtplib</text:span> ermöglicht E-Mail-Versand über SMTP.</text:p>
        </text:list-item>
        <text:list-item>
          <text:p text:style-name="P7">Baue Verbindung auf, starte TLS, melde dich an, sende Mail, schließe Verbindung.</text:p>
        </text:list-item>
        <text:list-item>
          <text:p text:style-name="P7">Nutze <text:span text:style-name="Source_20_Text">EmailMessage</text:span> für professionelle Mails.</text:p>
        </text:list-item>
        <text:list-item>
          <text:p text:style-name="P7">Achte auf korrekte Serverdaten und Ports.</text:p>
        </text:list-item>
        <text:list-item>
          <text:p text:style-name="P7">Fehlerbehandlung ist wichtig.</text:p>
        </text:list-item>
      </text:list>
      <text:p text:style-name="Horizontal_20_Line"/>
      <text:p text:style-name="Text_20_body">Falls du willst, kann ich dir auch Beispielcode für <text:span text:style-name="Strong_20_Emphasis"><text:span text:style-name="Source_20_Text">imaplib</text:span></text:span> zum E-Mails abrufen machen oder eine Kombination aus Lesen (imaplib + email) und Schreiben (smtplib) zeigen.</text:p>
      <text:p text:style-name="Text_20_body"><text:soft-page-break/>Möchte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7:29.225918535</meta:creation-date>
    <dc:date>2025-06-29T16:37:36.911213603</dc:date>
    <meta:editing-duration>PT8S</meta:editing-duration>
    <meta:editing-cycles>1</meta:editing-cycles>
    <meta:document-statistic meta:table-count="0" meta:image-count="0" meta:object-count="0" meta:page-count="4" meta:paragraph-count="90" meta:word-count="464" meta:character-count="3804" meta:non-whitespace-character-count="3396"/>
    <meta:generator>LibreOffice/24.2.7.2$Linux_X86_64 LibreOffice_project/420$Build-2</meta:generator>
  </office:meta>
</office:document-meta>
</file>